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face style:name="Bitstream Vera Sans Mono" svg:font-family="'Bitstream Vera Sans Mono'" style:font-family-generic="modern" style:font-pitch="fixed"/>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text-properties officeooo:rsid="0006c257" officeooo:paragraph-rsid="0006c257"/>
    </style:style>
    <style:style style:name="P3" style:family="paragraph" style:parent-style-name="Standard" style:list-style-name="L1">
      <style:text-properties officeooo:rsid="0006c257" officeooo:paragraph-rsid="0006c257"/>
    </style:style>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text-properties officeooo:rsid="000b0966" officeooo:paragraph-rsid="000b0966"/>
    </style:style>
    <style:style style:name="P9" style:family="paragraph" style:parent-style-name="Standard" style:list-style-name="L6">
      <style:text-properties officeooo:rsid="003045cb" officeooo:paragraph-rsid="000b0966"/>
    </style:style>
    <style:style style:name="P10" style:family="paragraph" style:parent-style-name="Standard" style:list-style-name="L6">
      <style:text-properties officeooo:rsid="0023bbd0" officeooo:paragraph-rsid="000b0966"/>
    </style:style>
    <style:style style:name="P11" style:family="paragraph" style:parent-style-name="Standard" style:list-style-name="L6">
      <style:text-properties officeooo:rsid="0042a7e5" officeooo:paragraph-rsid="000b0966"/>
    </style:style>
    <style:style style:name="T1" style:family="text">
      <style:text-properties fo:font-weight="bold"/>
    </style:style>
    <style:style style:name="T2" style:family="text">
      <style:text-properties officeooo:rsid="0006c257"/>
    </style:style>
    <style:style style:name="T3" style:family="text">
      <style:text-properties officeooo:rsid="0007ad1a"/>
    </style:style>
    <style:style style:name="T4" style:family="text">
      <style:text-properties officeooo:rsid="000b0966"/>
    </style:style>
    <style:style style:name="T5" style:family="text">
      <style:text-properties officeooo:rsid="003f9ab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P Test Unitaire et pattern en Java</text:p>
      <text:p text:style-name="Heading">Virtual Pub</text:p>
      <text:h text:style-name="Heading_20_1" text:outline-level="1">Présentation de « Virtual Pub »</text:h>
      <text:p text:style-name="Standard">Votre société a remporté un marché dans la réalisation d'un environnement de vie virtuelle. Elle a obtenu la réalisation, en Java, de la bibliothèque « Virtual Pub » : bibliothèque de gestion d'un Pub (Public Bar) virtuel. Un Pub virtuel est constitué d'une cave où sont stockées les réserves et d'un bar qui ne peut être approvisionné que par la cave. Ainsi toute livraison du Pub se fait directement dans la cave. Le seul point d'entrée de cette bibliothèque est le Pub, il peut être livré ou servir des boissons aux clients ( Remarque : aucune gestion financière ne vous est demandée dans cette version de <text:s/>« Virtual Pub » ). « Virtual Pub » doit être capable de gérer deux catégories de boissons : les boissons de base et les cocktails. Les boissons de base se subdivisent en trois catégories : les boissons sans alcool, celles avec alcool et pour finir les boissons chaudes. Les Cocktails quant à eux se décomposent en deux catégories : <text:s/>ceux sans et ceux avec alcool. Un Cocktail est un assemblage proportionné de différentes boissons de base et est considéré alcoolisé dès que l'un de ses éléments de base l'est.</text:p>
      <text:h text:style-name="Heading_20_1" text:outline-level="1">Test Unitaire : jeu de 10 erreurs (voire un petit peu plus ...)</text:h>
      <text:p text:style-name="Standard">Vous êtes dans la position d'une équipe de test et il vous a été fourni une première version de « Virtual Pub », écrite par un stagiaire <text:span text:style-name="T2">(Le Fameux, Pierre de son prénom)</text:span>, que vous devez tester. Dans cette position vous n'avez donc pas à modifier les sources qui vous sont fournies, mais à mettre en place un ensemble de tests unitaires et faire remonter les différents problèmes à l'équipe de développement qui vous a fourni ces sources.</text:p>
      <text:p text:style-name="Standard"/>
      <text:p text:style-name="P8">Prérequis :</text:p>
      <text:list xml:id="list4024033041" text:style-name="L6">
        <text:list-item>
          <text:p text:style-name="P10">Logiciel &amp; plug-in : </text:p>
          <text:list>
            <text:list-item>
              <text:p text:style-name="P11">Java version 8 <text:span text:style-name="T4">(min)</text:span></text:p>
            </text:list-item>
            <text:list-item>
              <text:p text:style-name="P10">Eclipse IDE version 2020-03 <text:span text:style-name="T4">(min)</text:span></text:p>
              <text:list>
                <text:list-item>
                  <text:p text:style-name="P10">EclEmma version 3.1.3 <text:span text:style-name="T4">(min)</text:span></text:p>
                </text:list-item>
                <text:list-item>
                  <text:p text:style-name="P10">SonnarLin<text:span text:style-name="T5">t</text:span> version 5.0 <text:s/><text:span text:style-name="T4">(min)</text:span></text:p>
                </text:list-item>
              </text:list>
            </text:list-item>
            <text:list-item>
              <text:p text:style-name="P9">Bibliothèque</text:p>
              <text:list>
                <text:list-item>
                  <text:p text:style-name="P9">JUnit 5</text:p>
                </text:list-item>
              </text:list>
            </text:list-item>
          </text:list>
        </text:list-item>
      </text:list>
      <text:p text:style-name="Standard"/>
      <text:p text:style-name="P2">A l’issue de la séance, vous devez rendre une archive comprenant :</text:p>
      <text:list xml:id="list4251902659" text:style-name="L1">
        <text:list-item>
          <text:p text:style-name="P3">Un plan de test</text:p>
        </text:list-item>
        <text:list-item>
          <text:p text:style-name="P3">Les tests implémentés</text:p>
        </text:list-item>
        <text:list-item>
          <text:p text:style-name="P3">Un rapport de tests intégrant l’état des tests effectués et la couverture du code effectué</text:p>
        </text:list-item>
        <text:list-item>
          <text:p text:style-name="P3">Un rapport donnant les métrique<text:span text:style-name="T3">s</text:span> de qualité du code</text:p>
        </text:list-item>
      </text:list>
      <text:p text:style-name="Standard"/>
      <text:p text:style-name="Standard">Différentes aides et exemples vous sont fournis en annexe afin de mettre en place ces jeux de tests.</text:p>
      <text:h text:style-name="Heading_20_1" text:outline-level="1">Annexes :</text:h>
      <text:p text:style-name="Standard">Dans les méthodes de test unitaire, les méthodes testées <text:s/>sont appelées et leur <text:soft-page-break/>résultat est testé à l'aide d'assertions :</text:p>
      <text:list xml:id="list1574197724" text:style-name="L2">
        <text:list-item>
          <text:p text:style-name="P4"><text:a xlink:type="simple" xlink:href="http://junit.sourceforge.net/javadoc/junit/framework/Assert.html#assertEquals%28boolean,%20boolean%29" text:style-name="Internet_20_link" text:visited-style-name="Visited_20_Internet_20_Link"><text:span text:style-name="Source_20_Text"><text:span text:style-name="T1">assertEquals</text:span></text:span></text:a><text:span text:style-name="Source_20_Text">(A, B) : teste si a est égal à b (a et b sont soit des valeurs primitives, soit des objets possédant une méthode <text:s/>equals).</text:span></text:p>
        </text:list-item>
        <text:list-item>
          <text:p text:style-name="P4"><text:a xlink:type="simple" xlink:href="http://junit.sourceforge.net/javadoc/junit/framework/Assert.html#assertEquals%28java.lang.String,%20boolean,%20boolean%29" text:style-name="Internet_20_link" text:visited-style-name="Visited_20_Internet_20_Link"><text:span text:style-name="Source_20_Text"><text:span text:style-name="T1">assertEquals</text:span></text:span></text:a><text:span text:style-name="Source_20_Text">(message, A, B) : teste si a est égal à b (a et b sont soit des valeurs primitives, soit des objets possédant une méthode <text:s/>equals) et affiche « message » en cas d'erreur.</text:span></text:p>
        </text:list-item>
        <text:list-item>
          <text:p text:style-name="P4"><text:a xlink:type="simple" xlink:href="http://junit.sourceforge.net/javadoc/junit/framework/Assert.html#assertTrue%28boolean%29" text:style-name="Internet_20_link" text:visited-style-name="Visited_20_Internet_20_Link"><text:span text:style-name="Source_20_Text"><text:span text:style-name="T1">assertTrue</text:span></text:span></text:a><text:span text:style-name="Source_20_Text">(boolean condition) teste si la condition est vrai.</text:span></text:p>
        </text:list-item>
        <text:list-item>
          <text:p text:style-name="P4"><text:a xlink:type="simple" xlink:href="http://junit.sourceforge.net/javadoc/junit/framework/Assert.html#assertFalse%28boolean%29" text:style-name="Internet_20_link" text:visited-style-name="Visited_20_Internet_20_Link"><text:span text:style-name="Source_20_Text"><text:span text:style-name="T1">assertFalse</text:span></text:span></text:a><text:span text:style-name="Source_20_Text">(boolean condition) teste si la condition est fausse.</text:span></text:p>
        </text:list-item>
        <text:list-item>
          <text:p text:style-name="P4"><text:a xlink:type="simple" xlink:href="http://junit.sourceforge.net/javadoc/junit/framework/Assert.html#assertNull%28java.lang.Object%29" text:style-name="Internet_20_link" text:visited-style-name="Visited_20_Internet_20_Link"><text:span text:style-name="Source_20_Text"><text:span text:style-name="T1">assertNull</text:span></text:span></text:a><text:span text:style-name="Source_20_Text">(Object object) teste si l'objet a est nul.</text:span></text:p>
        </text:list-item>
        <text:list-item>
          <text:p text:style-name="P4"><text:a xlink:type="simple" xlink:href="http://junit.sourceforge.net/javadoc/junit/framework/Assert.html#assertNotNull%28java.lang.Object%29" text:style-name="Internet_20_link" text:visited-style-name="Visited_20_Internet_20_Link"><text:span text:style-name="Source_20_Text"><text:span text:style-name="T1">assertNotNull</text:span></text:span></text:a><text:span text:style-name="Source_20_Text">(Object object) teste si l'objet a n'est pas nul.</text:span></text:p>
        </text:list-item>
        <text:list-item>
          <text:p text:style-name="P4"><text:a xlink:type="simple" xlink:href="http://junit.sourceforge.net/javadoc/junit/framework/Assert.html#assertSame%28java.lang.Object,%20java.lang.Object%29" text:style-name="Internet_20_link" text:visited-style-name="Visited_20_Internet_20_Link"><text:span text:style-name="Source_20_Text"><text:span text:style-name="T1">assertSame</text:span></text:span></text:a><text:span text:style-name="Source_20_Text">(Object a, Object b) teste si a et b réfèrent au même objet.</text:span></text:p>
        </text:list-item>
        <text:list-item>
          <text:p text:style-name="P4"><text:a xlink:type="simple" xlink:href="http://junit.sourceforge.net/javadoc/junit/framework/Assert.html#assertNotSame%28java.lang.Object,%20java.lang.Object%29" text:style-name="Internet_20_link" text:visited-style-name="Visited_20_Internet_20_Link"><text:span text:style-name="Source_20_Text"><text:span text:style-name="T1">assertNotSame</text:span></text:span></text:a><text:span text:style-name="Source_20_Text">(Object expected, Object actual) teste si a et b ne réfèrent pas au même objet.</text:span></text:p>
        </text:list-item>
        <text:list-item>
          <text:p text:style-name="P4"><text:a xlink:type="simple" xlink:href="http://junit.sourceforge.net/javadoc/junit/framework/Assert.html#fail%28%29" text:style-name="Internet_20_link" text:visited-style-name="Visited_20_Internet_20_Link"><text:span text:style-name="Source_20_Text"><text:span text:style-name="T1">fail</text:span></text:span></text:a><text:span text:style-name="Source_20_Text">() force l'échec du test.</text:span></text:p>
        </text:list-item>
      </text:list>
      <text:p text:style-name="Standard"/>
      <text:p text:style-name="Standard">Quelques règles de bonne conduite avec JUnit</text:p>
      <text:list xml:id="list4274213495" text:style-name="L3">
        <text:list-item>
          <text:p text:style-name="P5">Écrire les test en même temps que le code.</text:p>
        </text:list-item>
        <text:list-item>
          <text:p text:style-name="P5">Tester uniquement ce qui peut vraiment provoquer des erreurs.</text:p>
        </text:list-item>
        <text:list-item>
          <text:p text:style-name="P5">Exécuter ses tests aussi souvent que possible, idéalement après chaque changement de code.</text:p>
        </text:list-item>
        <text:list-item>
          <text:p text:style-name="P5">Écrire un test pour tout bogue signalé (même s'il est corrigé).</text:p>
        </text:list-item>
        <text:list-item>
          <text:p text:style-name="P5">Si un bogue apparaît et qu'aucun test ne l'a détecté c'est qu'il manque probablement un test !</text:p>
        </text:list-item>
        <text:list-item>
          <text:p text:style-name="P5">Ne pas tester plusieurs méthodes dans un même test.</text:p>
        </text:list-item>
        <text:list-item>
          <text:p text:style-name="P5">Attention, les méthodes privées ne peuvent pas être testées !</text:p>
        </text:list-item>
      </text:list>
      <text:h text:style-name="Heading_20_1" text:outline-level="1">Junit et Eclipse </text:h>
      <text:p text:style-name="Standard">Pour chaque Class il est possible de créer « automatiquement » le « TestCase » associé. Ce dernier prendra pour nom normé : NomDeLaClassTest.</text:p>
      <text:p text:style-name="Standard"/>
      <text:p text:style-name="Standard">Exemple :</text:p>
      <text:p text:style-name="Standard"/>
      <text:list xml:id="list2294389939" text:style-name="L4">
        <text:list-item>
          <text:p text:style-name="P6">La Class testée :</text:p>
        </text:list-item>
      </text:list>
      <text:p text:style-name="Standard"/>
      <text:p text:style-name="Preformatted_20_Text"><text:span text:style-name="Teletype">class Money {</text:span></text:p>
      <text:p text:style-name="Preformatted_20_Text"><text:span text:style-name="Teletype"><text:tab/>private double fAmount;</text:span></text:p>
      <text:p text:style-name="P1"><text:span text:style-name="Teletype"><text:tab/>private String fCurrency;</text:span></text:p>
      <text:p text:style-name="Preformatted_20_Text"><text:span text:style-name="Teletype"><text:tab/>public Money(double amount, String currency) {</text:span></text:p>
      <text:p text:style-name="Preformatted_20_Text"><text:span text:style-name="Teletype"><text:tab/><text:tab/>fAmount= amount;</text:span></text:p>
      <text:p text:style-name="Preformatted_20_Text"><text:span text:style-name="Teletype"><text:tab/><text:tab/>fCurrency= currency;</text:span></text:p>
      <text:p text:style-name="Preformatted_20_Text"><text:span text:style-name="Teletype"><text:tab/>}</text:span></text:p>
      <text:p text:style-name="Preformatted_20_Text"/>
      <text:p text:style-name="Preformatted_20_Text"><text:span text:style-name="Teletype"><text:tab/>public double amount() {</text:span></text:p>
      <text:p text:style-name="Preformatted_20_Text"><text:span text:style-name="Teletype"><text:tab/><text:tab/>return fAmount;</text:span></text:p>
      <text:p text:style-name="Preformatted_20_Text"><text:span text:style-name="Teletype"><text:tab/>}</text:span></text:p>
      <text:p text:style-name="Preformatted_20_Text"/>
      <text:p text:style-name="Preformatted_20_Text"><text:span text:style-name="Teletype"><text:tab/>public String currency() {</text:span></text:p>
      <text:p text:style-name="Preformatted_20_Text"><text:span text:style-name="Teletype"><text:tab/><text:tab/>return fCurrency;</text:span></text:p>
      <text:p text:style-name="Preformatted_20_Text"><text:span text:style-name="Teletype"><text:tab/>}</text:span></text:p>
      <text:p text:style-name="Preformatted_20_Text"><text:span text:style-name="Teletype"/></text:p>
      <text:p text:style-name="Preformatted_20_Text"><text:span text:style-name="Teletype"><text:tab/>public Money add(Money m) {</text:span></text:p>
      <text:p text:style-name="Preformatted_20_Text"><text:span text:style-name="Teletype"><text:tab/><text:tab/>return new Money(amount()+m.amount(), currency());</text:span></text:p>
      <text:p text:style-name="P1"><text:span text:style-name="Teletype"><text:tab/>}</text:span></text:p>
      <text:p text:style-name="Preformatted_20_Text"><text:span text:style-name="Teletype"><text:tab/>public boolean equals(Object anObject) {</text:span></text:p>
      <text:p text:style-name="Preformatted_20_Text"><text:soft-page-break/><text:span text:style-name="Teletype"><text:tab/><text:tab/>if (anObject instanceof Money) {</text:span></text:p>
      <text:p text:style-name="Preformatted_20_Text"><text:span text:style-name="Teletype"><text:tab/><text:tab/><text:tab/>Money aMoney= (Money)anObject;</text:span></text:p>
      <text:p text:style-name="Preformatted_20_Text"><text:span text:style-name="Teletype"><text:tab/><text:tab/><text:tab/>return aMoney.currency().equals(currency())</text:span></text:p>
      <text:p text:style-name="Preformatted_20_Text"><text:span text:style-name="Teletype"><text:tab/><text:tab/><text:tab/><text:tab/> &amp;&amp; amount() == aMoney.amount();</text:span></text:p>
      <text:p text:style-name="Preformatted_20_Text"><text:span text:style-name="Teletype"><text:tab/><text:tab/>}</text:span></text:p>
      <text:p text:style-name="Preformatted_20_Text"><text:span text:style-name="Teletype"><text:tab/><text:tab/>return false;</text:span></text:p>
      <text:p text:style-name="Preformatted_20_Text"><text:span text:style-name="Teletype"><text:tab/>}</text:span></text:p>
      <text:p text:style-name="Preformatted_20_Text"><text:span text:style-name="Teletype"/></text:p>
      <text:p text:style-name="Preformatted_20_Text"><text:span text:style-name="Teletype"><text:tab/>public Money convert(double fact, String currency){</text:span></text:p>
      <text:p text:style-name="Preformatted_20_Text"><text:span text:style-name="Teletype"><text:tab/><text:tab/>return new Money(this.amount()*fact, currency);<text:tab/></text:span></text:p>
      <text:p text:style-name="Preformatted_20_Text"><text:span text:style-name="Teletype"><text:tab/>}</text:span></text:p>
      <text:p text:style-name="Preformatted_20_Text"><text:span text:style-name="Teletype">}</text:span></text:p>
      <text:p text:style-name="Standard"/>
      <text:list xml:id="list2705235927" text:style-name="L5">
        <text:list-item>
          <text:p text:style-name="P7">La Class de test :</text:p>
        </text:list-item>
      </text:list>
      <text:p text:style-name="Standard"/>
      <text:p text:style-name="Preformatted_20_Text">import junit.framework.TestCase;</text:p>
      <text:p text:style-name="Preformatted_20_Text">import junit.framework.Assert;</text:p>
      <text:p text:style-name="Preformatted_20_Text"/>
      <text:p text:style-name="Preformatted_20_Text"><text:span text:style-name="Teletype">public class MoneyTest extends TestCase {</text:span></text:p>
      <text:p text:style-name="Preformatted_20_Text"><text:span text:style-name="Teletype"><text:tab/>private Money f12CHF;</text:span></text:p>
      <text:p text:style-name="Preformatted_20_Text"><text:span text:style-name="Teletype"><text:tab/>private Money f14CHF;</text:span></text:p>
      <text:p text:style-name="Preformatted_20_Text"/>
      <text:p text:style-name="Preformatted_20_Text"><text:span text:style-name="Teletype"><text:tab/>protected void setUp() {</text:span></text:p>
      <text:p text:style-name="Preformatted_20_Text"><text:span text:style-name="Teletype"><text:tab/><text:tab/>f12CHF= new Money(12, "CHF");</text:span></text:p>
      <text:p text:style-name="Preformatted_20_Text"><text:span text:style-name="Teletype"><text:tab/><text:tab/>f14CHF= new Money(14, "CHF");</text:span></text:p>
      <text:p text:style-name="Preformatted_20_Text"><text:span text:style-name="Teletype"><text:tab/>}</text:span></text:p>
      <text:p text:style-name="Preformatted_20_Text"><text:span text:style-name="Teletype"><text:tab/>public void testEquals() {</text:span></text:p>
      <text:p text:style-name="Preformatted_20_Text"><text:span text:style-name="Teletype"><text:tab/><text:tab/>Assert.assertTrue(!f12CHF.equals(null));</text:span></text:p>
      <text:p text:style-name="Preformatted_20_Text"><text:span text:style-name="Teletype"><text:tab/><text:tab/>Assert.assertEquals(f12CHF, f12CHF);</text:span></text:p>
      <text:p text:style-name="Preformatted_20_Text"><text:span text:style-name="Teletype"><text:tab/><text:tab/>Assert.assertEquals(f12CHF, new Money(12, "CHF"));</text:span></text:p>
      <text:p text:style-name="Preformatted_20_Text"><text:span text:style-name="Teletype"><text:tab/><text:tab/>Assert.assertTrue(!f12CHF.equals(f14CHF));</text:span></text:p>
      <text:p text:style-name="Preformatted_20_Text"><text:span text:style-name="Teletype"><text:tab/>}</text:span></text:p>
      <text:p text:style-name="Preformatted_20_Text"><text:span text:style-name="Teletype"><text:tab/>protected void testSimpleAdd() {</text:span></text:p>
      <text:p text:style-name="Preformatted_20_Text"><text:span text:style-name="Teletype"><text:tab/><text:tab/>Money expected= new Money(26, "CHF");</text:span></text:p>
      <text:p text:style-name="Preformatted_20_Text"><text:span text:style-name="Teletype"><text:tab/><text:tab/>Money result= f12CHF.add(f14CHF);</text:span></text:p>
      <text:p text:style-name="Preformatted_20_Text"><text:span text:style-name="Teletype"><text:tab/><text:tab/>Assert.assertTrue(expected.equals(result));</text:span></text:p>
      <text:p text:style-name="Preformatted_20_Text"><text:span text:style-name="Teletype"><text:tab/>}</text:span></text:p>
      <text:p text:style-name="Preformatted_20_Text"><text:span text:style-name="Teletype"><text:tab/>public void testConvert() {</text:span></text:p>
      <text:p text:style-name="Preformatted_20_Text"><text:span text:style-name="Teletype"><text:tab/><text:tab/>Money convertion = f12CHF.convert(0.6, "EUR");</text:span></text:p>
      <text:p text:style-name="Preformatted_20_Text"><text:span text:style-name="Teletype"><text:tab/><text:tab/>Assert.assertNotSame(f12CHF, convertion);</text:span></text:p>
      <text:p text:style-name="Preformatted_20_Text"><text:span text:style-name="Teletype"><text:tab/><text:tab/>Assert.assertEquals(f12CHF.amount()*0.6, convertion.amount(), 0);</text:span></text:p>
      <text:p text:style-name="P1"><text:span text:style-name="Teletype"><text:tab/>}</text:span></text:p>
      <text:p text:style-name="P1"><text:span text:style-name="Teletyp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face style:name="Bitstream Vera Sans Mono" svg:font-family="'Bitstream Vera Sans Mono'" style:font-family-generic="modern" style:font-pitch="fixed"/>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ans" fo:font-size="12pt" fo:language="fr" fo:country="FR" style:letter-kerning="true" style:font-name-asian="DejaVu Sans2" style:font-size-asian="12pt" style:language-asian="zxx" style:country-asian="none" style:font-name-complex="DejaVu Sans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DejaVu Sans" fo:font-size="12pt" fo:language="fr" fo:country="FR"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fo:font-size="11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ext-properties style:font-name="DejaVu Sans1" fo:font-family="'DejaVu Sans'" style:font-family-generic="swiss" style:font-pitch="variable" fo:font-size="20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0%" fo:font-weight="bold" style:font-size-asian="115%" style:font-weight-asian="bold" style:font-size-complex="11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meta:creation-date>2007-12-21T13:52:06</meta:creation-date>
    <dc:date>2021-03-01T15:44:29.990744961</dc:date>
    <meta:editing-cycles>19</meta:editing-cycles>
    <meta:editing-duration>PT3H23M4S</meta:editing-duration>
    <meta:document-statistic meta:table-count="0" meta:image-count="0" meta:object-count="0" meta:page-count="3" meta:paragraph-count="98" meta:word-count="839" meta:character-count="5240" meta:non-whitespace-character-count="4442"/>
    <meta:user-defined meta:name="Info 1"/>
    <meta:user-defined meta:name="Info 2"/>
    <meta:user-defined meta:name="Info 3"/>
    <meta:user-defined meta:name="Info 4"/>
  </office:meta>
</office:document-meta>
</file>